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Predicate.getInstance( Predicate [ ] predica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ne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Predicate.OnePredicate( Predicate [ ]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Predicate.evaluate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nePredicate.getInstance( Collection pred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